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-width="0.313cm" draw:fill="solid" draw:fill-color="#c0c0c0" draw:opacity="40%" draw:textarea-horizontal-align="justify" draw:textarea-vertical-align="top" draw:auto-grow-height="false" fo:padding-top="0.012cm" fo:padding-bottom="0.162cm" fo:padding-left="0cm" fo:padding-right="0cm" draw:shadow-opacity="40%"/>
    </style:style>
    <style:style style:name="gr2" style:family="graphic" style:parent-style-name="standard">
      <style:graphic-properties svg:stroke-width="0.051cm" draw:marker-start-width="0.276cm" draw:marker-end-width="0.276cm" draw:fill="solid" draw:fill-color="#c0c0c0" draw:opacity="40%" draw:textarea-horizontal-align="justify" draw:textarea-vertical-align="top" draw:auto-grow-height="false" fo:padding-top="0cm" fo:padding-bottom="0.15cm" fo:padding-left="0.275cm" fo:padding-right="0.275cm" draw:shadow-opacity="40%"/>
    </style:style>
    <style:style style:name="gr3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top" draw:auto-grow-height="false" fo:padding-top="-0.013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top" draw:auto-grow-height="false" fo:padding-top="-0.013cm" fo:padding-bottom="0.137cm" fo:padding-left="0.262cm" fo:padding-right="0.262cm"/>
    </style:style>
    <style:style style:name="gr5" style:family="graphic" style:parent-style-name="standard">
      <style:graphic-properties svg:stroke-width="0.051cm" draw:marker-start-width="0.276cm" draw:marker-end-width="0.276cm" draw:fill="solid" draw:fill-color="#c0c0c0" draw:opacity="40%" draw:textarea-horizontal-align="justify" draw:textarea-vertical-align="top" draw:auto-grow-height="false" fo:padding-top="0cm" fo:padding-bottom="0.15cm" fo:padding-left="0.275cm" fo:padding-right="0.275cm" draw:shadow-opacity="40%"/>
    </style:style>
    <style:style style:name="gr6" style:family="graphic" style:parent-style-name="standard">
      <style:graphic-properties svg:stroke-width="0.076cm" draw:marker-start-width="0.313cm" draw:marker-end-width="0.313cm" draw:fill="solid" draw:fill-color="#004586" draw:opacity="40%" draw:textarea-horizontal-align="justify" draw:textarea-vertical-align="top" draw:auto-grow-height="false" fo:padding-top="0.012cm" fo:padding-bottom="0.162cm" fo:padding-left="0.287cm" fo:padding-right="0.287cm" draw:shadow-offset-x="0.305cm" draw:shadow-offset-y="0.305cm" draw:shadow-opacity="40%"/>
    </style:style>
    <style:style style:name="gr7" style:family="graphic" style:parent-style-name="standard">
      <style:graphic-properties svg:stroke-width="0.051cm" draw:marker-start-width="0.276cm" draw:marker-end-width="0.276cm" draw:fill="solid" draw:fill-color="#ffffff" draw:opacity="40%" draw:textarea-horizontal-align="justify" draw:textarea-vertical-align="top" draw:auto-grow-height="false" fo:padding-top="0cm" fo:padding-bottom="0.15cm" fo:padding-left="0.275cm" fo:padding-right="0.275cm" draw:shadow-opacity="40%"/>
    </style:style>
    <style:style style:name="gr8" style:family="graphic" style:parent-style-name="standard">
      <style:graphic-properties svg:stroke-width="0.025cm" draw:marker-start-width="0.237cm" draw:marker-end-width="0.237cm" draw:fill-color="#ffffff" draw:auto-grow-height="false" fo:padding-top="-0.013cm" fo:padding-bottom="0.137cm" fo:padding-left="0.262cm" fo:padding-right="0.262cm"/>
    </style:style>
    <style:style style:name="gr9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76cm" draw:marker-start-width="0.313cm" draw:marker-end-width="0.313cm" draw:fill="solid" draw:fill-color="#c0c0c0" draw:opacity="40%" draw:textarea-horizontal-align="justify" draw:textarea-vertical-align="top" draw:auto-grow-height="false" fo:padding-top="0.051cm" fo:padding-bottom="0.012cm" fo:padding-left="0.012cm" fo:padding-right="0.012cm" fo:wrap-option="wrap" draw:shadow-opacity="4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text-position="-33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0pt" style:font-size-asian="12pt" style:font-size-complex="12pt"/>
    </style:style>
    <style:style style:name="T9" style:family="text">
      <style:text-properties fo:font-size="10pt" fo:font-style="italic" style:font-size-asian="12pt" style:font-style-asian="italic" style:font-size-complex="12pt" style:font-style-complex="italic"/>
    </style:style>
    <style:style style:name="T10" style:family="text">
      <style:text-properties style:text-position="-33% 58%" fo:font-size="10pt" fo:font-style="italic" style:font-size-asian="12pt" style:font-style-asian="italic" style:font-size-complex="12pt" style:font-style-complex="italic"/>
    </style:style>
    <style:style style:name="T11" style:family="text">
      <style:text-properties style:text-position="33% 58%" fo:font-size="10pt" fo:font-style="italic" style:font-size-asian="12pt" style:font-style-asian="italic" style:font-size-complex="12pt" style:font-style-complex="italic"/>
    </style:style>
    <style:style style:name="T12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text-position="33% 58%"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position="33%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style:text-position="-33% 58%" fo:font-size="9pt" fo:font-style="italic" style:font-size-asian="9pt" style:font-style-asian="italic" style:font-size-complex="9pt" style:font-style-complex="italic"/>
    </style:style>
    <style:style style:name="T22" style:family="text">
      <style:text-properties style:text-position="33% 58%" fo:font-size="9pt" fo:font-style="italic" style:font-size-asian="9pt" style:font-style-asian="italic" style:font-size-complex="9pt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-33% 58%" fo:font-style="italic" style:font-style-asian="italic" style:font-style-complex="italic"/>
    </style:style>
    <style:style style:name="T25" style:family="text">
      <style:text-properties style:text-position="33% 58%" fo:font-style="italic" style:font-style-asian="italic" style:font-style-complex="italic"/>
    </style:style>
    <style:style style:name="T26" style:family="text">
      <style:text-properties style:text-position="33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403cm" svg:height="5.165cm" svg:x="2.899cm" svg:y="0.209cm">
            <text:p text:style-name="P1"><text:span text:style-name="T1">Group</text:span></text:p>
            <text:p text:style-name="P1"><text:span text:style-name="T2">P</text:span><text:span text:style-name="T3">A</text:span><text:span text:style-name="T4"> and k</text:span><text:span text:style-name="T3">ex</text:span><text:span text:style-name="T4"> at each temp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428cm" svg:height="2.862cm" svg:x="3.083cm" svg:y="1.466cm">
              <text:p text:style-name="P1"><text:span text:style-name="T1">Curveset</text:span></text:p>
              <text:p text:style-name="P1"><text:span text:style-name="T5">|Δω</text:span><text:span text:style-name="T6">H</text:span><text:span text:style-name="T7">|, |Δω</text:span><text:span text:style-name="T6">X</text:span><text:span text:style-name="T7">|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1.039cm" svg:height="0.881cm" svg:x="3.219cm" svg:y="2.812cm">
              <text:p text:style-name="P1"><text:span text:style-name="T8">Curve</text:span></text:p>
              <text:p text:style-name="P1"><text:span text:style-name="T9">R</text:span><text:span text:style-name="T10">2</text:span><text:span text:style-name="T1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1.039cm" svg:height="0.881cm" svg:x="4.335cm" svg:y="2.813cm">
              <text:p text:style-name="P1"><text:span text:style-name="T8">Curve</text:span></text:p>
              <text:p text:style-name="P1"><text:span text:style-name="T9">R</text:span><text:span text:style-name="T10">2</text:span><text:span text:style-name="T1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319cm" svg:height="0.27cm" svg:x="3.74cm" svg:y="3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319cm" svg:height="0.27cm" svg:x="4.141cm" svg:y="3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319cm" svg:height="0.27cm" svg:x="4.542cm" svg:y="3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2.428cm" svg:height="2.862cm" svg:x="5.654cm" svg:y="1.466cm">
              <text:p text:style-name="P1"><text:span text:style-name="T1">Curveset</text:span></text:p>
              <text:p text:style-name="P1"><text:span text:style-name="T5">|Δω</text:span><text:span text:style-name="T6">H</text:span><text:span text:style-name="T7">|, |Δω</text:span><text:span text:style-name="T6">X</text:span><text:span text:style-name="T7">|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1.039cm" svg:height="0.881cm" svg:x="5.79cm" svg:y="2.812cm">
              <text:p text:style-name="P1"><text:span text:style-name="T8">Curve</text:span></text:p>
              <text:p text:style-name="P1"><text:span text:style-name="T9">R</text:span><text:span text:style-name="T10">2</text:span><text:span text:style-name="T1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1.039cm" svg:height="0.881cm" svg:x="6.906cm" svg:y="2.813cm">
              <text:p text:style-name="P1"><text:span text:style-name="T8">Curve</text:span></text:p>
              <text:p text:style-name="P1"><text:span text:style-name="T9">R</text:span><text:span text:style-name="T10">2</text:span><text:span text:style-name="T1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319cm" svg:height="0.27cm" svg:x="6.311cm" svg:y="3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319cm" svg:height="0.27cm" svg:x="6.712cm" svg:y="3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319cm" svg:height="0.27cm" svg:x="7.113cm" svg:y="3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3" draw:layer="layout" svg:width="0.576cm" svg:height="0.68cm" svg:x="4.418cm" svg:y="4.49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5" draw:text-style-name="P3" draw:layer="layout" svg:width="0.576cm" svg:height="0.68cm" svg:x="5.344cm" svg:y="4.49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5" draw:text-style-name="P3" draw:layer="layout" svg:width="0.576cm" svg:height="0.68cm" svg:x="6.216cm" svg:y="4.49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6" draw:text-style-name="P2" draw:layer="layout" svg:width="8.546cm" svg:height="5.186cm" svg:x="8.701cm" svg:y="0.763cm">
            <text:p text:style-name="P1"><text:span text:style-name="T1">Ile 10δ</text:span><text:span text:style-name="T12">1</text:span><text:span text:style-name="T1"> + Leu 22δ</text:span><text:span text:style-name="T12">1</text:span></text:p>
            <text:p text:style-name="P1"><text:span text:style-name="T13">(</text:span><text:span text:style-name="T2">P</text:span><text:span text:style-name="T3">A</text:span><text:span text:style-name="T14"> and </text:span><text:span text:style-name="T4">k</text:span><text:span text:style-name="T3">ex</text:span><text:span text:style-name="T14">)</text:span><text:span text:style-name="T15">25C</text:span><text:span text:style-name="T14">, (</text:span><text:span text:style-name="T4">P</text:span><text:span text:style-name="T3">A</text:span><text:span text:style-name="T14"> and </text:span><text:span text:style-name="T4">k</text:span><text:span text:style-name="T3">ex</text:span><text:span text:style-name="T14">)</text:span><text:span text:style-name="T15">37C</text:span></text:p>
            <draw:enhanced-geometry svg:viewBox="0 0 21600 21600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2" draw:layer="layout" svg:width="4.138cm" svg:height="3.582cm" svg:x="8.871cm" svg:y="2.182cm">
              <text:p text:style-name="P1"><text:span text:style-name="T1">Ile 10δ</text:span><text:span text:style-name="T12">1</text:span></text:p>
              <text:p text:style-name="P1"><text:span text:style-name="T16">(|</text:span><text:span text:style-name="T5">Δω</text:span><text:span text:style-name="T6">H</text:span><text:span text:style-name="T17">|, |</text:span><text:span text:style-name="T7">Δω</text:span><text:span text:style-name="T6">C</text:span><text:span text:style-name="T17">|)</text:span><text:span text:style-name="T18">(1)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2252.299117510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1.892cm" svg:height="0.919cm" svg:x="8.987cm" svg:y="3.628cm">
              <text:p text:style-name="P5"><text:span text:style-name="T19">800-MQ-25C</text:span></text:p>
              <text:p text:style-name="P5"><text:span text:style-name="T20">R</text:span><text:span text:style-name="T21">2</text:span><text:span text:style-name="T22">0 (1)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1.927cm" svg:height="0.919cm" svg:x="10.97cm" svg:y="3.629cm">
              <text:p text:style-name="P5"><text:span text:style-name="T20">600-MQ-25C</text:span></text:p>
              <text:p text:style-name="P5"><text:span text:style-name="T20">R</text:span><text:span text:style-name="T21">2</text:span><text:span text:style-name="T22">0 (2)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2cm" svg:height="0.919cm" svg:x="10.045cm" svg:y="4.689cm">
              <text:p text:style-name="P5"><text:span text:style-name="T23">800-MQ-37C</text:span></text:p>
              <text:p text:style-name="P5"><text:span text:style-name="T23">R</text:span><text:span text:style-name="T24">2</text:span><text:span text:style-name="T25">0 (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2" draw:layer="layout" svg:width="3.963cm" svg:height="3.582cm" svg:x="13.127cm" svg:y="2.182cm">
              <text:p text:style-name="P1"><text:span text:style-name="T1">Leu 22δ</text:span><text:span text:style-name="T12">1</text:span></text:p>
              <text:p text:style-name="P1"><text:span text:style-name="T16">(|</text:span><text:span text:style-name="T5">Δω</text:span><text:span text:style-name="T6">H</text:span><text:span text:style-name="T17">|, |</text:span><text:span text:style-name="T7">Δω</text:span><text:span text:style-name="T6">C</text:span><text:span text:style-name="T17">|)</text:span><text:span text:style-name="T18">(2)</text:span></text:p>
              <draw:enhanced-geometry svg:viewBox="0 0 21600 21600" draw:path-stretchpoint-x="10800" draw:path-stretchpoint-y="10800" draw:text-areas="?f3 ?f4 ?f5 ?f6" draw:type="round-rectangle" draw:modifiers="2252.299117510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1.851cm" svg:height="0.919cm" svg:x="13.243cm" svg:y="3.628cm">
              <text:p text:style-name="P5"><text:span text:style-name="T19">800-MQ-25C</text:span></text:p>
              <text:p text:style-name="P5"><text:span text:style-name="T20">R</text:span><text:span text:style-name="T21">2</text:span><text:span text:style-name="T22">0 (4)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1.865cm" svg:height="0.919cm" svg:x="15.158cm" svg:y="3.629cm">
              <text:p text:style-name="P5"><text:span text:style-name="T20">600-MQ-25C</text:span></text:p>
              <text:p text:style-name="P5"><text:span text:style-name="T20">R</text:span><text:span text:style-name="T21">2</text:span><text:span text:style-name="T22">0 (5)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1.847cm" svg:height="0.919cm" svg:x="14.301cm" svg:y="4.689cm">
              <text:p text:style-name="P5"><text:span text:style-name="T20">800-MQ-37C</text:span></text:p>
              <text:p text:style-name="P5"><text:span text:style-name="T20">R</text:span><text:span text:style-name="T21">2</text:span><text:span text:style-name="T22">0 (6)</text:span></text:p>
              <draw:enhanced-geometry svg:viewBox="0 0 21600 21600" draw:type="rectangle" draw:enhanced-path="M 0 0 L 21600 0 21600 21600 0 21600 0 0 Z N"/>
            </draw:custom-shape>
          </draw:g>
        </draw:g>
        <draw:line draw:style-name="gr9" draw:text-style-name="P1" draw:layer="layout" svg:x1="8.515cm" svg:y1="0cm" svg:x2="8.515cm" svg:y2="6.884cm">
          <text:p/>
        </draw:line>
        <draw:g>
          <draw:custom-shape draw:style-name="gr10" draw:text-style-name="P3" draw:layer="layout" svg:width="2.592cm" svg:height="3.312cm" svg:x="0.144cm" svg:y="0.926cm">
            <text:p text:style-name="P1"><text:span text:style-name="T1">Dataset</text:span></text:p>
            <text:p text:style-name="P1"><text:span text:style-name="T7">B</text:span><text:span text:style-name="T6">0</text:span><text:span text:style-name="T7">, T, T</text:span><text:span text:style-name="T6">CPMG</text:span><text:span text:style-name="T7">,</text:span></text:p>
            <text:p text:style-name="P1"><text:span text:style-name="T7">QC, </text:span><text:span text:style-name="T26">A</text:span><text:span text:style-name="T7">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.103cm" svg:height="0.907cm" svg:x="0.292cm" svg:y="2.697cm">
            <text:p text:style-name="P1"><text:span text:style-name="T8">Cur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103cm" svg:height="0.907cm" svg:x="1.484cm" svg:y="2.698cm">
            <text:p text:style-name="P1"><text:span text:style-name="T8">Cur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263cm" svg:height="0.216cm" svg:x="1.307cm" svg:y="3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263cm" svg:height="0.216cm" svg:x="1.708cm" svg:y="3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263cm" svg:height="0.216cm" svg:x="0.908cm" svg:y="3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6" draw:layer="layout" svg:width="1.018cm" svg:height="0.725cm" svg:x="-0.066cm" svg:y="0cm">
          <draw:text-box>
            <text:p><text:span text:style-name="T1">(a)</text:span></text:p>
          </draw:text-box>
        </draw:frame>
        <draw:frame draw:style-name="gr11" draw:text-style-name="P6" draw:layer="layout" svg:width="1.04cm" svg:height="0.725cm" svg:x="8.539cm" svg:y="0cm">
          <draw:text-box>
            <text:p><text:span text:style-name="T1">(b)</text:span></text:p>
          </draw:text-box>
        </draw:frame>
        <draw:custom-shape draw:style-name="gr1" draw:text-style-name="P2" draw:layer="layout" svg:width="1.07cm" svg:height="1.022cm" svg:x="5.044cm" svg:y="5.5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60.70381231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07cm" svg:height="1.022cm" svg:x="3.788cm" svg:y="5.5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60.70381231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07cm" svg:height="1.022cm" svg:x="6.3cm" svg:y="5.5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60.70381231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75cm" svg:height="0.958cm" svg:x="0.144cm" svg:y="4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75cm" svg:height="0.958cm" svg:x="1.047cm" svg:y="4.4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75cm" svg:height="0.958cm" svg:x="1.964cm" svg:y="4.4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399cm" fo:page-height="6.7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n Kleckner</meta:initial-creator>
    <meta:creation-date>2010-08-23T17:30:14</meta:creation-date>
    <dc:date>2011-06-25T14:03:05</dc:date>
    <dc:creator>Ian Kleckner</dc:creator>
    <meta:editing-duration>PT05H19M46S</meta:editing-duration>
    <meta:editing-cycles>271</meta:editing-cycles>
    <meta:generator>OpenOffice.org/3.2$Linux OpenOffice.org_project/320m12$Build-9483</meta:generator>
    <meta:document-statistic meta:object-count="50"/>
  </office:meta>
</office:document-meta>
</file>